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1AA000001660F38AEA666CF1117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cknowledge TT BRK" svg:font-family="'Acknowledge TT BR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559cm, 4.139cm, 5.203cm, 4.053cm)" draw:image-opacity="100%" style:mirror="none"/>
    </style:style>
    <style:style style:name="gr2" style:family="graphic" style:parent-style-name="standard">
      <style:graphic-properties draw:stroke="dash" draw:stroke-dash="Dashed_20__28_var_29_" svg:stroke-width="0.053cm" svg:stroke-color="#00ff00" draw:marker-start-width="0.279cm" draw:marker-end-width="0.279cm" draw:fill="none" draw:textarea-horizontal-align="justify" draw:textarea-vertical-align="middle" draw:auto-grow-height="false" fo:min-height="1.006cm" fo:min-width="1.943cm" fo:padding-top="0.151cm" fo:padding-bottom="0.151cm" fo:padding-left="0.276cm" fo:padding-right="0.276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17cm" fo:min-width="3.439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4.233cm" fo:min-width="6.325cm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00ff00" fo:font-size="10pt" fo:background-color="transparent" style:font-size-asian="10pt" style:font-size-complex="10pt"/>
    </style:style>
    <style:style style:name="P4" style:family="paragraph">
      <loext:graphic-properties draw:fill-color="#000000"/>
      <style:paragraph-properties fo:text-align="center"/>
      <style:text-properties fo:color="#00ff00" style:font-name="Acknowledge TT BRK" fo:font-size="10pt" fo:background-color="transparent" style:font-size-asian="10pt" style:font-size-complex="10pt"/>
    </style:style>
    <style:style style:name="P5" style:family="paragraph">
      <loext:graphic-properties draw:fill="none" draw:fill-color="#ffffff"/>
      <style:text-properties fo:color="#00ff00"/>
    </style:style>
    <style:style style:name="T1" style:family="text">
      <style:text-properties fo:color="#00ff00" style:font-name="Acknowledge TT BRK" fo:font-size="10pt" fo:background-color="transparent" style:font-size-asian="10pt" style:font-size-complex="10pt"/>
    </style:style>
    <style:style style:name="T2" style:family="text">
      <style:text-properties fo:color="#00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34cm" svg:height="3.865cm" svg:x="0.052cm" svg:y="0.679cm">
          <draw:image xlink:href="Pictures/1000020100001AA000001660F38AEA666CF1117A.png" xlink:type="simple" xlink:show="embed" xlink:actuate="onLoad">
            <text:p text:style-name="P1"/>
          </draw:image>
        </draw:frame>
        <draw:custom-shape draw:style-name="gr2" draw:text-style-name="P2" draw:layer="layout" svg:width="2.495cm" svg:height="1.308cm" svg:x="2.187cm" svg:y="1.7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939cm" svg:height="0.42cm" svg:x="2.966cm" svg:y="0.04cm">
          <text:p text:style-name="P3"><text:span text:style-name="T1">TEAPOT DETECTED 1.0 M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853cm" svg:height="4.511cm" svg:x="0.04cm" svg:y="0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0.82cm" svg:height="0.962cm" svg:x="3.059cm" svg:y="1.971cm">
          <draw:text-box>
            <text:p><text:span text:style-name="T2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cknowledge TT BRK" svg:font-family="'Acknowledge TT BR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985cm" fo:page-height="4.6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7-18T12:00:13.827856382</dc:date>
    <dc:creator>Nathan Sprague</dc:creator>
    <meta:editing-duration>PT15M16S</meta:editing-duration>
    <meta:editing-cycles>2</meta:editing-cycles>
    <meta:generator>LibreOffice/5.0.3.2$Linux_X86_64 LibreOffice_project/00m0$Build-2</meta:generator>
    <meta:document-statistic meta:object-count="5"/>
  </office:meta>
</office:document-meta>
</file>